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0.5pt" fo:font-weight="normal" fo:background-color="#fffff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background-color="#ffffff"/>
    </style:style>
    <style:style style:name="P3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4" style:family="paragraph" style:parent-style-name="Standard">
      <style:text-properties fo:color="#000000" loext:opacity="100%" fo:background-color="#ffffff"/>
    </style:style>
    <style:style style:name="T1" style:family="text">
      <style:text-properties style:font-name="Consolas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ction deleteNode(node, value) {</text:p>
      <text:p text:style-name="P2">    <text:span text:style-name="T1">if</text:span><text:span text:style-name="T1"> (</text:span><text:span text:style-name="T1">node</text:span><text:span text:style-name="T1"> </text:span><text:span text:style-name="T1">===</text:span><text:span text:style-name="T1"> </text:span><text:span text:style-name="T1">null</text:span><text:span text:style-name="T1">) </text:span><text:span text:style-name="T1">return</text:span><text:span text:style-name="T1"> </text:span><text:span text:style-name="T1">null</text:span><text:span text:style-name="T1">;</text:span></text:p>
      <text:p text:style-name="P3"/>
      <text:p text:style-name="P2">    <text:span text:style-name="T1">if</text:span><text:span text:style-name="T1"> (</text:span><text:span text:style-name="T1">value</text:span><text:span text:style-name="T1"> </text:span><text:span text:style-name="T1">&lt;</text:span><text:span text:style-name="T1"> </text:span><text:span text:style-name="T1">node</text:span><text:span text:style-name="T1">.</text:span><text:span text:style-name="T1">value</text:span><text:span text:style-name="T1">) {</text:span></text:p>
      <text:p text:style-name="P2">        <text:span text:style-name="T1">node</text:span><text:span text:style-name="T1">.</text:span><text:span text:style-name="T1">left</text:span><text:span text:style-name="T1"> </text:span><text:span text:style-name="T1">=</text:span><text:span text:style-name="T1"> </text:span><text:span text:style-name="T1">deleteNode</text:span><text:span text:style-name="T1">(</text:span><text:span text:style-name="T1">node</text:span><text:span text:style-name="T1">.</text:span><text:span text:style-name="T1">left</text:span><text:span text:style-name="T1">, </text:span><text:span text:style-name="T1">value</text:span><text:span text:style-name="T1">);</text:span></text:p>
      <text:p text:style-name="P2">    <text:span text:style-name="T1">} </text:span><text:span text:style-name="T1">else</text:span><text:span text:style-name="T1"> </text:span><text:span text:style-name="T1">if</text:span><text:span text:style-name="T1"> (</text:span><text:span text:style-name="T1">value</text:span><text:span text:style-name="T1"> </text:span><text:span text:style-name="T1">&gt;</text:span><text:span text:style-name="T1"> </text:span><text:span text:style-name="T1">node</text:span><text:span text:style-name="T1">.</text:span><text:span text:style-name="T1">value</text:span><text:span text:style-name="T1">) {</text:span></text:p>
      <text:p text:style-name="P2">        <text:span text:style-name="T1">node</text:span><text:span text:style-name="T1">.</text:span><text:span text:style-name="T1">right</text:span><text:span text:style-name="T1"> </text:span><text:span text:style-name="T1">=</text:span><text:span text:style-name="T1"> </text:span><text:span text:style-name="T1">deleteNode</text:span><text:span text:style-name="T1">(</text:span><text:span text:style-name="T1">node</text:span><text:span text:style-name="T1">.</text:span><text:span text:style-name="T1">right</text:span><text:span text:style-name="T1">, </text:span><text:span text:style-name="T1">value</text:span><text:span text:style-name="T1">);</text:span></text:p>
      <text:p text:style-name="P2">    <text:span text:style-name="T1">} </text:span><text:span text:style-name="T1">else</text:span><text:span text:style-name="T1"> {</text:span></text:p>
      <text:p text:style-name="P3"/>
      <text:p text:style-name="P2">        <text:span text:style-name="T1">if</text:span><text:span text:style-name="T1"> (</text:span><text:span text:style-name="T1">node</text:span><text:span text:style-name="T1">.</text:span><text:span text:style-name="T1">left</text:span><text:span text:style-name="T1"> </text:span><text:span text:style-name="T1">===</text:span><text:span text:style-name="T1"> </text:span><text:span text:style-name="T1">null</text:span><text:span text:style-name="T1"> </text:span><text:span text:style-name="T1">&amp;&amp;</text:span><text:span text:style-name="T1"> </text:span><text:span text:style-name="T1">node</text:span><text:span text:style-name="T1">.</text:span><text:span text:style-name="T1">right</text:span><text:span text:style-name="T1"> </text:span><text:span text:style-name="T1">===</text:span><text:span text:style-name="T1"> </text:span><text:span text:style-name="T1">null</text:span><text:span text:style-name="T1">) {</text:span></text:p>
      <text:p text:style-name="P2">            <text:span text:style-name="T1">return</text:span><text:span text:style-name="T1"> </text:span><text:span text:style-name="T1">null</text:span><text:span text:style-name="T1">;</text:span></text:p>
      <text:p text:style-name="P2">        <text:span text:style-name="T1">}</text:span></text:p>
      <text:p text:style-name="P3"/>
      <text:p text:style-name="P2">        <text:span text:style-name="T1">if</text:span><text:span text:style-name="T1"> (</text:span><text:span text:style-name="T1">node</text:span><text:span text:style-name="T1">.</text:span><text:span text:style-name="T1">left</text:span><text:span text:style-name="T1"> </text:span><text:span text:style-name="T1">===</text:span><text:span text:style-name="T1"> </text:span><text:span text:style-name="T1">null</text:span><text:span text:style-name="T1">) </text:span><text:span text:style-name="T1">return</text:span><text:span text:style-name="T1"> </text:span><text:span text:style-name="T1">node</text:span><text:span text:style-name="T1">.</text:span><text:span text:style-name="T1">right</text:span><text:span text:style-name="T1">;</text:span></text:p>
      <text:p text:style-name="P2">        <text:span text:style-name="T1">if</text:span><text:span text:style-name="T1"> (</text:span><text:span text:style-name="T1">node</text:span><text:span text:style-name="T1">.</text:span><text:span text:style-name="T1">right</text:span><text:span text:style-name="T1"> </text:span><text:span text:style-name="T1">===</text:span><text:span text:style-name="T1"> </text:span><text:span text:style-name="T1">null</text:span><text:span text:style-name="T1">) </text:span><text:span text:style-name="T1">return</text:span><text:span text:style-name="T1"> </text:span><text:span text:style-name="T1">node</text:span><text:span text:style-name="T1">.</text:span><text:span text:style-name="T1">left</text:span><text:span text:style-name="T1">;</text:span></text:p>
      <text:p text:style-name="P3"/>
      <text:p text:style-name="P2">        <text:span text:style-name="T1">const</text:span><text:span text:style-name="T1"> </text:span><text:span text:style-name="T1">minNode</text:span><text:span text:style-name="T1"> </text:span><text:span text:style-name="T1">=</text:span><text:span text:style-name="T1"> </text:span><text:span text:style-name="T1">findMin</text:span><text:span text:style-name="T1">(</text:span><text:span text:style-name="T1">node</text:span><text:span text:style-name="T1">.</text:span><text:span text:style-name="T1">right</text:span><text:span text:style-name="T1">);</text:span></text:p>
      <text:p text:style-name="P2">        <text:span text:style-name="T1">node</text:span><text:span text:style-name="T1">.</text:span><text:span text:style-name="T1">value</text:span><text:span text:style-name="T1"> </text:span><text:span text:style-name="T1">=</text:span><text:span text:style-name="T1"> </text:span><text:span text:style-name="T1">minNode</text:span><text:span text:style-name="T1">.</text:span><text:span text:style-name="T1">value</text:span><text:span text:style-name="T1">;</text:span></text:p>
      <text:p text:style-name="P2">        <text:span text:style-name="T1">node</text:span><text:span text:style-name="T1">.</text:span><text:span text:style-name="T1">right</text:span><text:span text:style-name="T1"> </text:span><text:span text:style-name="T1">=</text:span><text:span text:style-name="T1"> </text:span><text:span text:style-name="T1">deleteNode</text:span><text:span text:style-name="T1">(</text:span><text:span text:style-name="T1">node</text:span><text:span text:style-name="T1">.</text:span><text:span text:style-name="T1">right</text:span><text:span text:style-name="T1">, </text:span><text:span text:style-name="T1">minNode</text:span><text:span text:style-name="T1">.</text:span><text:span text:style-name="T1">value</text:span><text:span text:style-name="T1">);</text:span></text:p>
      <text:p text:style-name="P2">    <text:span text:style-name="T1">}</text:span></text:p>
      <text:p text:style-name="P3"/>
      <text:p text:style-name="P2">    <text:span text:style-name="T1">node</text:span><text:span text:style-name="T1">.</text:span><text:span text:style-name="T1">height</text:span><text:span text:style-name="T1"> </text:span><text:span text:style-name="T1">=</text:span><text:span text:style-name="T1"> </text:span><text:span text:style-name="T1">1</text:span><text:span text:style-name="T1"> </text:span><text:span text:style-name="T1">+</text:span><text:span text:style-name="T1"> </text:span><text:span text:style-name="T1">Math</text:span><text:span text:style-name="T1">.</text:span><text:span text:style-name="T1">max</text:span><text:span text:style-name="T1">(</text:span><text:span text:style-name="T1">height</text:span><text:span text:style-name="T1">(</text:span><text:span text:style-name="T1">node</text:span><text:span text:style-name="T1">.</text:span><text:span text:style-name="T1">left</text:span><text:span text:style-name="T1">), </text:span><text:span text:style-name="T1">height</text:span><text:span text:style-name="T1">(</text:span><text:span text:style-name="T1">node</text:span><text:span text:style-name="T1">.</text:span><text:span text:style-name="T1">right</text:span><text:span text:style-name="T1">));</text:span></text:p>
      <text:p text:style-name="P2">    <text:span text:style-name="T1">return</text:span><text:span text:style-name="T1"> </text:span><text:span text:style-name="T1">rebalance</text:span><text:span text:style-name="T1">(</text:span><text:span text:style-name="T1">node</text:span><text:span text:style-name="T1">);</text:span></text:p>
      <text:p text:style-name="P1">}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6T22:41:28.071191000</meta:creation-date>
    <dc:date>2025-05-16T22:41:48.284617300</dc:date>
    <meta:editing-duration>PT22S</meta:editing-duration>
    <meta:editing-cycles>1</meta:editing-cycles>
    <meta:document-statistic meta:table-count="0" meta:image-count="0" meta:object-count="0" meta:page-count="1" meta:paragraph-count="19" meta:word-count="78" meta:character-count="676" meta:non-whitespace-character-count="505"/>
    <meta:generator>LibreOffice/25.2.2.2$Windows_X86_64 LibreOffice_project/7370d4be9e3cf6031a51beef54ff3bda878e3fac</meta:generator>
  </office:meta>
</office:document-meta>
</file>